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5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5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9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5"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/>
          <table:table-cell table:formula="of:=[.F6]*4096" office:value-type="float" office:value="16777216" calcext:value-type="float">
            <text:p>16777216</text:p>
          </table:table-cell>
          <table:table-cell table:formula="of:=[.H6]/1024" office:value-type="float" office:value="16384" calcext:value-type="float">
            <text:p>16384</text:p>
          </table:table-cell>
          <table:table-cell table:style-name="ce27" table:formula="of:=[.I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9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2]) &amp; &quot;,&quot;" office:value-type="string" office:string-value="0x19000," calcext:value-type="string">
            <text:p>0x19000,</text:p>
          </table:table-cell>
          <table:table-cell table:style-name="ce8" table:formula="of:=[.D12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72" calcext:value-type="float">
            <text:p>4072</text:p>
          </table:table-cell>
          <table:table-cell office:value-type="float" office:value="0" calcext:value-type="float">
            <text:p>0</text:p>
          </table:table-cell>
          <table:table-cell table:formula="of:=[.D8]*4096" office:value-type="float" office:value="98304" calcext:value-type="float">
            <text:p>98304</text:p>
          </table:table-cell>
          <table:table-cell table:formula="of:=[.H8]/1024" office:value-type="float" office:value="96" calcext:value-type="float">
            <text:p>96</text:p>
          </table:table-cell>
          <table:table-cell table:formula="of:=[.I8]/1024" office:value-type="float" office:value="0.09375" calcext:value-type="float">
            <text:p>0.1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4]) &amp; &quot;,&quot;" office:value-type="string" office:string-value="0x1D000," calcext:value-type="string">
            <text:p>0x1D000,</text:p>
          </table:table-cell>
          <table:table-cell table:style-name="ce8" table:formula="of:=[.D14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16]) &amp; &quot;,&quot;" office:value-type="string" office:string-value="0x1F000," calcext:value-type="string">
            <text:p>0x1F000,</text:p>
          </table:table-cell>
          <table:table-cell table:style-name="ce8" table:formula="of:=[.D16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71" calcext:value-type="float">
            <text:p>4071</text:p>
          </table:table-cell>
          <table:table-cell table:formula="of:=[.G8]+([.D8]*4096)" office:value-type="float" office:value="98304" calcext:value-type="float">
            <text:p>98304</text:p>
          </table:table-cell>
          <table:table-cell table:formula="of:=[.D10]*4096" office:value-type="float" office:value="4096" calcext:value-type="float">
            <text:p>4096</text:p>
          </table:table-cell>
          <table:table-cell table:formula="of:=[.H10]/1024" office:value-type="float" office:value="4" calcext:value-type="float">
            <text:p>4</text:p>
          </table:table-cell>
          <table:table-cell table:formula="of:=[.I10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18]) &amp; &quot;,&quot;" office:value-type="string" office:string-value="0x20000," calcext:value-type="string">
            <text:p>0x20000,</text:p>
          </table:table-cell>
          <table:table-cell table:style-name="ce8" table:formula="of:=[.D18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0]) &amp; &quot;,&quot;" office:value-type="string" office:string-value="0x420000," calcext:value-type="string">
            <text:p>0x420000,</text:p>
          </table:table-cell>
          <table:table-cell table:style-name="ce8" table:formula="of:=[.D20]*4 &amp; &quot;K,&quot;" office:value-type="string" office:string-value="4096K," calcext:value-type="string">
            <text:p>409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67" calcext:value-type="float">
            <text:p>4067</text:p>
          </table:table-cell>
          <table:table-cell table:formula="of:=[.G10]+([.D10]*4096)" office:value-type="float" office:value="102400" calcext:value-type="float">
            <text:p>102400</text:p>
          </table:table-cell>
          <table:table-cell table:formula="of:=[.D12]*4096" office:value-type="float" office:value="16384" calcext:value-type="float">
            <text:p>16384</text:p>
          </table:table-cell>
          <table:table-cell table:formula="of:=[.H12]/1024" office:value-type="float" office:value="16" calcext:value-type="float">
            <text:p>16</text:p>
          </table:table-cell>
          <table:table-cell table:formula="of:=[.I12]/1024" office:value-type="float" office:value="0.015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2]) &amp; &quot;,&quot;" office:value-type="string" office:string-value="0x820000," calcext:value-type="string">
            <text:p>0x82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12"/>
          <table:table-cell table:style-name="ce8"/>
          <table:table-cell table:style-name="ce8" office:value-type="string" calcext:value-type="string">
            <text:p>fa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4]) &amp; &quot;,&quot;" office:value-type="string" office:string-value="0xA20000," calcext:value-type="string">
            <text:p>0xA20000,</text:p>
          </table:table-cell>
          <table:table-cell table:style-name="ce8" table:formula="of:=[.D24]*4 &amp; &quot;K,&quot;" office:value-type="string" office:string-value="6016K," calcext:value-type="string">
            <text:p>60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65" calcext:value-type="float">
            <text:p>4065</text:p>
          </table:table-cell>
          <table:table-cell table:formula="of:=[.G12]+([.D12]*4096)" office:value-type="float" office:value="118784" calcext:value-type="float">
            <text:p>118784</text:p>
          </table:table-cell>
          <table:table-cell table:formula="of:=[.D14]*4096" office:value-type="float" office:value="8192" calcext:value-type="float">
            <text:p>8192</text:p>
          </table:table-cell>
          <table:table-cell table:formula="of:=[.H14]/1024" office:value-type="float" office:value="8" calcext:value-type="float">
            <text:p>8</text:p>
          </table:table-cell>
          <table:table-cell table:formula="of:=[.I14]/1024" office:value-type="float" office:value="0.0078125" calcext:value-type="float">
            <text:p>0.0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1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hy init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4" calcext:value-type="float">
            <text:p>4064</text:p>
          </table:table-cell>
          <table:table-cell table:formula="of:=[.G14]+([.D14]*4096)" office:value-type="float" office:value="126976" calcext:value-type="float">
            <text:p>126976</text:p>
          </table:table-cell>
          <table:table-cell table:formula="of:=[.D16]*4096" office:value-type="float" office:value="4096" calcext:value-type="float">
            <text:p>4096</text:p>
          </table:table-cell>
          <table:table-cell table:formula="of:=[.H16]/1024" office:value-type="float" office:value="4" calcext:value-type="float">
            <text:p>4</text:p>
          </table:table-cell>
          <table:table-cell table:formula="of:=[.I16]/1024" office:value-type="float" office:value="0.00390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12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3040" calcext:value-type="float">
            <text:p>3040</text:p>
          </table:table-cell>
          <table:table-cell table:formula="of:=[.G16]+([.D16]*4096)" office:value-type="float" office:value="131072" calcext:value-type="float">
            <text:p>131072</text:p>
          </table:table-cell>
          <table:table-cell table:formula="of:=[.D18]*4096" office:value-type="float" office:value="4194304" calcext:value-type="float">
            <text:p>4194304</text:p>
          </table:table-cell>
          <table:table-cell table:formula="of:=[.H18]/1024" office:value-type="float" office:value="4096" calcext:value-type="float">
            <text:p>4096</text:p>
          </table:table-cell>
          <table:table-cell table:formula="of:=[.I18]/1024" office:value-type="float" office:value="4" calcext:value-type="float">
            <text:p>4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0])" office:value-type="string" office:string-value="0x18000" calcext:value-type="string">
            <text:p>0x1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18]" office:value-type="float" office:value="1024" calcext:value-type="float">
            <text:p>1024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2016" calcext:value-type="float">
            <text:p>2016</text:p>
          </table:table-cell>
          <table:table-cell table:formula="of:=[.G18]+([.D18]*4096)" office:value-type="float" office:value="4325376" calcext:value-type="float">
            <text:p>4325376</text:p>
          </table:table-cell>
          <table:table-cell table:formula="of:=[.D20]*4096" office:value-type="float" office:value="4194304" calcext:value-type="float">
            <text:p>4194304</text:p>
          </table:table-cell>
          <table:table-cell table:formula="of:=[.H20]/1024" office:value-type="float" office:value="4096" calcext:value-type="float">
            <text:p>4096</text:p>
          </table:table-cell>
          <table:table-cell table:formula="of:=[.I20]/1024" office:value-type="float" office:value="4" calcext:value-type="float">
            <text:p>4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1504" calcext:value-type="float">
            <text:p>1504</text:p>
          </table:table-cell>
          <table:table-cell table:formula="of:=[.G20]+([.D20]*4096)" office:value-type="float" office:value="8519680" calcext:value-type="float">
            <text:p>8519680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H22]/1024" office:value-type="float" office:value="2048" calcext:value-type="float">
            <text:p>2048</text:p>
          </table:table-cell>
          <table:table-cell table:formula="of:=[.I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table:formula="of:=1504" office:value-type="float" office:value="1504" calcext:value-type="float">
            <text:p>1504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0" calcext:value-type="float">
            <text:p>0</text:p>
          </table:table-cell>
          <table:table-cell table:formula="of:=[.G22]+([.D22]*4096)" office:value-type="float" office:value="10616832" calcext:value-type="float">
            <text:p>10616832</text:p>
          </table:table-cell>
          <table:table-cell table:formula="of:=[.D24]*4096" office:value-type="float" office:value="6160384" calcext:value-type="float">
            <text:p>6160384</text:p>
          </table:table-cell>
          <table:table-cell table:formula="of:=[.H24]/1024" office:value-type="float" office:value="6016" calcext:value-type="float">
            <text:p>6016</text:p>
          </table:table-cell>
          <table:table-cell table:formula="of:=[.I24]/1024" office:value-type="float" office:value="5.875" calcext:value-type="float">
            <text:p>5.9</text:p>
          </table:table-cell>
          <table:table-cell table:number-columns-repeated="1014"/>
        </table:table-row>
        <table:table-row table:style-name="ro3">
          <table:table-cell table:number-columns-repeated="13"/>
          <table:table-cell table:style-name="Default"/>
          <table:table-cell table:number-columns-repeated="1010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19"/>
          <table:table-cell table:number-columns-repeated="2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3"/>
          <table:table-cell table:number-columns-repeated="1010"/>
        </table:table-row>
        <table:table-row table:style-name="ro3" table:number-rows-repeated="16">
          <table:table-cell table:style-name="ce9" table:number-columns-repeated="11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3"/>
          <table:table-cell table:number-columns-repeated="1010"/>
        </table:table-row>
        <table:table-row table:style-name="ro3">
          <table:table-cell/>
          <table:table-cell table:style-name="Default" table:number-columns-repeated="13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3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3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7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00:11:46.492187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03-12T00:17:25.346034329</dc:date>
    <meta:editing-duration>PT2H46M42S</meta:editing-duration>
    <meta:editing-cycles>76</meta:editing-cycles>
    <meta:generator>LibreOffice/25.2.0.3$Linux_X86_64 LibreOffice_project/520$Build-3</meta:generator>
    <meta:document-statistic meta:table-count="1" meta:cell-count="139" meta:object-count="0"/>
  </office:meta>
</office:document-meta>
</file>